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3A10000139ACD1C6A6B.png" manifest:media-type="image/png"/>
  <manifest:file-entry manifest:full-path="Pictures/10000201000013A10000139B9930ED0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08cm" svg:height="9.99cm" svg:x="5.206cm" svg:y="3.578cm">
          <draw:image xlink:href="Pictures/10000201000013A10000139B9930ED0F.png" xlink:type="simple" xlink:show="embed" xlink:actuate="onLoad">
            <text:p/>
          </draw:image>
        </draw:frame>
        <draw:frame draw:style-name="gr1" draw:text-style-name="P1" draw:layer="layout" svg:width="10.08cm" svg:height="10.15cm" svg:x="5.206cm" svg:y="15.079cm">
          <draw:image xlink:href="Pictures/10000201000013A10000139ACD1C6A6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1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3T17:58:55.839840702</meta:creation-date>
    <dc:date>2014-06-26T14:23:14.025161538</dc:date>
    <meta:editing-duration>PT39M4S</meta:editing-duration>
    <meta:editing-cycles>14</meta:editing-cycles>
    <meta:generator>LibreOffice/4.2.4.2$Linux_X86_64 LibreOffice_project/420m0$Build-2</meta:generator>
    <meta:print-date>2014-06-26T13:20:49.839053124</meta:print-date>
    <meta:document-statistic meta:object-count="2"/>
  </office:meta>
</office:document-meta>
</file>